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Standard">
      <style:text-properties fo:language="en" fo:country="US"/>
    </style:style>
    <style:style style:name="P4" style:family="paragraph" style:parent-style-name="Standard">
      <style:paragraph-properties>
        <style:tab-stops>
          <style:tab-stop style:position="1.588cm"/>
        </style:tab-stops>
      </style:paragraph-properties>
      <style:text-properties fo:language="en" fo:country="US"/>
    </style:style>
    <style:style style:name="P5" style:family="paragraph" style:parent-style-name="Standard">
      <style:paragraph-properties>
        <style:tab-stops>
          <style:tab-stop style:position="1.588cm"/>
        </style:tab-stops>
      </style:paragraph-properties>
    </style:style>
    <style:style style:name="P6"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7" style:family="paragraph" style:parent-style-name="Standard">
      <style:paragraph-properties fo:text-align="end" style:justify-single-word="false"/>
      <style:text-properties fo:color="#b3b3b3" style:font-name="Verdana1" fo:font-size="10pt" fo:language="en" fo:country="US" style:font-size-asian="10pt" style:font-size-complex="10pt"/>
    </style:style>
    <style:style style:name="P8" style:family="paragraph" style:parent-style-name="Standard">
      <style:paragraph-properties fo:margin-left="2.858cm" fo:margin-right="0cm" fo:text-indent="-2.858cm" style:auto-text-indent="false"/>
    </style:style>
    <style:style style:name="P9" style:family="paragraph" style:parent-style-name="Parameter">
      <style:text-properties fo:font-style="normal" style:font-style-asian="normal"/>
    </style:style>
    <style:style style:name="P10" style:family="paragraph" style:parent-style-name="Parameter">
      <style:paragraph-properties fo:margin-left="0cm" fo:margin-right="0cm" fo:text-indent="0cm" style:auto-text-indent="false"/>
    </style:style>
    <style:style style:name="P11" style:family="paragraph" style:parent-style-name="Preformatted_20_Text">
      <style:text-properties fo:font-size="8pt" style:font-size-asian="8pt" style:font-size-complex="8pt"/>
    </style:style>
    <style:style style:name="P12" style:family="paragraph" style:parent-style-name="Preformatted_20_Text">
      <style:text-properties fo:font-size="8pt" fo:language="en" fo:country="US" style:font-size-asian="8pt" style:font-size-complex="8pt"/>
    </style:style>
    <style:style style:name="P13" style:family="paragraph" style:parent-style-name="Preformatted_20_Text">
      <style:text-properties fo:font-size="8pt" fo:language="en" fo:country="US" fo:font-weight="bold" style:font-size-asian="8pt" style:font-weight-asian="bold" style:font-size-complex="8pt" style:font-weight-complex="bold"/>
    </style:style>
    <style:style style:name="P14" style:family="paragraph" style:parent-style-name="Preformatted_20_Text">
      <style:text-properties fo:language="en" fo:country="US"/>
    </style:style>
    <style:style style:name="P15" style:family="paragraph" style:parent-style-name="Heading_20_1" style:master-page-name="Standard">
      <style:text-properties fo:language="en" fo:country="US"/>
    </style:style>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Footer">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fo:font-style="normal" style:font-style-asian="normal" style:font-style-complex="normal"/>
    </style:style>
    <style:style style:name="T8" style:family="text">
      <style:text-properties fo:language="en" fo:country="U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style>
    <style:style style:name="T11" style:family="text">
      <style:text-properties fo:font-style="normal" fo:font-weight="bold" style:font-style-asian="normal" style:font-weight-asian="bold" style:font-weight-complex="bold"/>
    </style:style>
    <style:style style:name="T12" style:family="text">
      <style:text-properties style:font-name="Courier New1" fo:font-style="normal" style:font-style-asian="normal" style:font-name-complex="Courier New1"/>
    </style:style>
    <style:style style:name="T13" style:family="text">
      <style:text-properties style:font-name="Courier New1" fo:language="en" fo:country="US" style:font-name-complex="Courier New1"/>
    </style:style>
    <style:style style:name="T14" style:family="text">
      <style:text-properties style:font-name="Courier New1" fo:language="en" fo:country="US" fo:font-style="normal" style:font-style-asian="normal" style:font-name-complex="Courier New1"/>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text-position="sub 58%" fo:language="en" fo:country="US" fo:font-style="normal" style:font-style-asian="normal" style:font-style-complex="normal"/>
    </style:style>
    <style:style style:name="T18" style:family="text">
      <style:text-properties style:text-position="sub 58%" fo:font-style="italic" style:font-style-asian="italic" style:font-style-complex="italic"/>
    </style:style>
    <style:style style:name="T19" style:family="text">
      <style:text-properties style:text-position="sub 58%" fo:font-size="8pt" fo:language="en" fo:country="US" fo:font-style="normal" style:font-size-asian="8pt" style:font-style-asian="normal" style:font-size-complex="8pt" style:font-style-complex="normal"/>
    </style:style>
    <style:style style:name="T20" style:family="text">
      <style:text-properties style:text-position="super 58%"/>
    </style:style>
    <style:style style:name="T21" style:family="text">
      <style:text-properties fo:font-size="8pt" fo:language="en" fo:country="US" style:font-size-asian="8pt" style:font-size-complex="8pt"/>
    </style:style>
    <style:style style:name="T22" style:family="text">
      <style:text-properties fo:font-size="8pt" fo:language="en" fo:country="US" fo:font-style="italic" style:font-size-asian="8pt" style:font-style-asian="italic" style:font-size-complex="8pt" style:font-style-complex="italic"/>
    </style:style>
    <style:style style:name="T23" style:family="text">
      <style:text-properties fo:font-size="8pt" fo:language="en" fo:country="US" fo:font-style="normal" style:font-size-asian="8pt" style:font-style-asian="normal" style:font-size-complex="8pt"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Correlations Between the Various Screen Description Options of the RenderMan Interface</text:h>
      <text:p text:style-name="P7">Memo for RiCPP, Andreas Pidde, 17th March 2008</text:p>
      <text:h text:style-name="P2" text:outline-level="2">Physical Display Description</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10">Gives the literal name of the output device.</text:span></text:p>
      <text:p text:style-name="Parameter">type:<text:tab/><text:span text:style-name="T10">The type of the output device like “</text:span><text:span text:style-name="T12">framebuffer</text:span><text:span text:style-name="T10">” and “</text:span><text:span text:style-name="T12">file</text:span><text:span text:style-name="T10">”.</text:span></text:p>
      <text:p text:style-name="Parameter">mode:<text:tab/><text:span text:style-name="T10">The channels: “</text:span><text:span text:style-name="T12">rgbaz</text:span><text:span text:style-name="T10">”, “</text:span><text:span text:style-name="T12">rgba</text:span><text:span text:style-name="T10">”, “</text:span><text:span text:style-name="T12">rgbz</text:span><text:span text:style-name="T10">”, “</text:span><text:span text:style-name="T12">rgb</text:span><text:span text:style-name="T10">”, “</text:span><text:span text:style-name="T12">a</text:span><text:span text:style-name="T10">”, “</text:span><text:span text:style-name="T12">z</text:span><text:span text:style-name="T10">”. User defined channels can be specified by using the </text:span><text:span text:style-name="T11">RiDisplayChannel</text:span><text:span text:style-name="T10"> command. Channels can be separated by a comma, like “</text:span><text:span text:style-name="T12">rgb,z</text:span><text:span text:style-name="T10">”.</text:span></text:p>
      <text:p text:style-name="P3"/>
      <text:p text:style-name="Standard"><text:span text:style-name="T1">The parameter list can contain an optional parameter “</text:span><text:span text:style-name="T13">origin</text:span><text:span text:style-name="T1">” [</text:span><text:span text:style-name="T5">RtInt</text:span><text:span text:style-name="T1">, </text:span><text:span text:style-name="T5">RtInt</text:span><text:span text:style-name="T1">] for the output (the physical image), that’s an offset [left, top] from the top left to the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6">RiFormat</text:span><text:span text:style-name="T1"> is not called. If the </text:span><text:span text:style-name="T4">pixelaspect</text:span><text:span text:style-name="T1"> value of </text:span><text:span text:style-name="T6">RiFormat</text:span><text:span text:style-name="T1"> is less than zero the standard pixel aspect ratio of the output device used (if known).</text:span></text:p>
      <text:p text:style-name="P3"/>
      <text:p text:style-name="Standard"><text:span text:style-name="T1">Multiple displays (secondary displays) can be chosen, if a “+” sign is the first character in </text:span><text:span text:style-name="T2">name</text:span><text:span text:style-name="T1">. The first display is used for default values of </text:span><text:span text:style-name="T6">RiFormat</text:span><text:span text:style-name="T1">. Secondary displays can be used for arbitrary output variables.</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Arbitrary Output Variables AOV) of a display.</text:span></text:h>
      <text:p text:style-name="Standard"><text:span text:style-name="T1">Inline definition of a display channel with optional parameters like filters. The channels can be values that are present to the renderer, like “</text:span><text:span text:style-name="T13">varying normal N</text:span><text:span text:style-name="T1">”. The data can be provided by shaders, that use the channel variables as output – in a way like you provide the surface color </text:span><text:span text:style-name="T3">Cs</text:span><text:span text:style-name="T1"> by surface shaders. The name without the type definition can then be used as part of </text:span><text:span text:style-name="T4">mode</text:span><text:span text:style-name="T1"> in </text:span><text:span text:style-name="T6">RiDisplay</text:span><text:span text:style-name="T1">. If you don't use the optional parameters for a special channel – like a quantization, you can alternatively simply </text:span><text:span text:style-name="T6">RiDeclare</text:span><text:span text:style-name="T8"> the display channels and use </text:span><text:span text:style-name="T6">RiQuantize</text:span><text:span text:style-name="T8"> for quantization. Parameters can also go to the parameter list of a secondary display. The </text:span><text:span text:style-name="T6">RiDisplayChannel</text:span><text:span text:style-name="T8"> parameters binding is stronger than that of </text:span><text:span text:style-name="T6">RiDisplay</text:span><text:span text:style-name="T8">.</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 (“raster” space).</text:span></text:h>
      <text:p text:style-name="Parameter">xres:<text:tab/><text:span text:style-name="T10">Width of the output window, measured in pixels.</text:span></text:p>
      <text:p text:style-name="Parameter">yres:<text:tab/><text:span text:style-name="T10">Height of the output window, measured in pixels.</text:span></text:p>
      <text:p text:style-name="Parameter">pixelaspect:<text:tab/><text:span text:style-name="T10">Pixel aspect ratio (pixelwidth/pixelheight) of the output device. A negative value can be used to get the current ratio from the physical display description (see </text:span><text:span text:style-name="T11">RiDisplay</text:span><text:span text:style-name="T10">).</text:span></text:p>
      <text:p text:style-name="P3"/>
      <text:p text:style-name="P3">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 That's a frame aspect ratio of 4/3.</text:p>
      <text:h text:style-name="P1" text:outline-level="3">RiFrameAspectRatio(RtFloat aspect): Sets the frame aspect ratio of the frame.</text:h>
      <text:p text:style-name="Parameter">aspect:<text:span text:style-name="T10"><text:tab/>The aspect ratio of the final image. </text:span>aspect<text:span text:style-name="T10"> &gt; 0.0.</text:span></text:p>
      <text:p text:style-name="P3"/>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text:span><text:span text:style-name="T2">aspect</text:span><text:span text:style-name="T1"> will match the values of </text:span><text:span text:style-name="T5">RiFormat</text:span><text:span text:style-name="T1">. If you choose a frame aspect ratio that does not match the display coordinates, the image coordinates will be smaller on either the bottom or the right side – but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5">RiFormat</text:span><text:span text:style-name="T1">) is chosen correctly to match the one of the display. If you choose </text:span><text:span text:style-name="T2">aspect</text:span><text:span text:style-name="T1"> = 16.0/9.0 for example, you’ll get a 16.0/9.0 output.</text:span></text:p>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 space)</text:span></text:h>
      <text:p text:style-name="Parameter">xmin:<text:tab/><text:span text:style-name="T10">Minimal x coordinate (left edge)</text:span></text:p>
      <text:p text:style-name="Parameter">xmax:<text:tab/><text:span text:style-name="T10">Maximal x coordinate (right edge)</text:span></text:p>
      <text:p text:style-name="Parameter">ymin:<text:tab/><text:span text:style-name="T10">Minimal y coordinate (bottom edge)</text:span></text:p>
      <text:p text:style-name="Parameter">ymax:<text:tab/><text:span text:style-name="T10">Maximal x coordinate (top edge)</text:span></text:p>
      <text:p text:style-name="P9"/>
      <text:p text:style-name="P10"><text:span text:style-name="T10">0.0 &lt;= </text:span>xmin<text:span text:style-name="T10"> &lt;= </text:span>xmax<text:span text:style-name="T10"> &lt;= 1.0 and 0.0 &lt;= </text:span>ymin<text:span text:style-name="T10"> &lt;= </text:span>xmax<text:span text:style-name="T10"> &lt;= 1.0</text:span></text:p>
      <text:p text:style-name="Standard"/>
      <text:p text:style-name="P3">Two crop windows have the property, that the images will fit together seamlessly at their x-edges if <text:span text:style-name="T9">xmin</text:span><text:span text:style-name="T18">i</text:span> = <text:span text:style-name="T9">xmax</text:span><text:span text:style-name="T18">i-1</text:span> and at their y-edges if <text:span text:style-name="T9">ymin</text:span><text:span text:style-name="T18">i</text:span> = <text:span text:style-name="T9">ymax</text:span><text:span text:style-name="T18">i-1</text:span>. Therefore, you can render images in stripes or tiles and fit them together afterwards. The coordinates are given in NDC (normalized display coordinates). NDC ranges from 0.0 to 1.0 in two dimensions and there are mappings to the raster space as well as to the screen window. Like in raster space and unlike screen space, the origin is located at the upper left corner of the frame, positive x axis is to the right and positive y axis is down.</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 (“screen” space)</text:span></text:h>
      <text:p text:style-name="Parameter">left:<text:tab/><text:span text:style-name="T10">The coordinates for the left edge of the image.</text:span></text:p>
      <text:p text:style-name="Parameter">right:<text:tab/><text:span text:style-name="T10">The coordinates for the right edge of the image.</text:span></text:p>
      <text:p text:style-name="Parameter">top:<text:tab/><text:span text:style-name="T10">The coordinates for the top edge of the image.</text:span></text:p>
      <text:p text:style-name="Parameter">bottom:<text:tab/><text:span text:style-name="T10">The coordinates for the bottom edge of the image.</text:span></text:p>
      <text:p text:style-name="P3"/>
      <text:p text:style-name="P8"><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3"/>
      <text:p text:style-name="Standard"><text:span text:style-name="T5">RiScreenWindows</text:span><text:span text:style-name="T1"> is used to set up the screen coordinates for the extension of the front view explicitly. If the coordinates do not correspond with the frame aspect ratio, distortion will occur. The screen coordinates are given in camera space. The distance of the screen window from camera position defaults to 1.0 unit.</text:span></text:p>
      <text:p text:style-name="P3"/>
      <text:p text:style-name="P3">The default values for the screen coordinates are chosen in a way that the range -1.0 and 1.0 matches the smaller side, either left to right or bottom to top. The other range is calculated in a way that there will be no visible distortion at the final frame at the physical display.</text:p>
      <text:p text:style-name="P3"/>
      <text:p text:style-name="P3">If the image is physically wider than high:</text:p>
      <text:p text:style-name="P3"/>
      <text:p text:style-name="P5"><text:span text:style-name="T2">left</text:span><text:span text:style-name="T1"><text:tab/>= -</text:span><text:span text:style-name="T2">frameaspect</text:span></text:p>
      <text:p text:style-name="P5"><text:span text:style-name="T2">right</text:span><text:span text:style-name="T1"><text:tab/>= </text:span><text:span text:style-name="T2">frameaspect</text:span></text:p>
      <text:p text:style-name="P5"><text:span text:style-name="T2">top</text:span><text:span text:style-name="T1"><text:tab/>= 1.0</text:span></text:p>
      <text:p text:style-name="P4"><text:span text:style-name="T2">bottom</text:span><text:span text:style-name="T1"><text:tab/>= -1.0</text:span></text:p>
      <text:p text:style-name="P4"/>
      <text:p text:style-name="P3">If the image is physically higher than wide:</text:p>
      <text:p text:style-name="P3"/>
      <text:p text:style-name="P5"><text:span text:style-name="T2">left</text:span><text:span text:style-name="T1"><text:tab/>= -1.0</text:span></text:p>
      <text:p text:style-name="P5"><text:span text:style-name="T2">right</text:span><text:span text:style-name="T1"><text:tab/>= -1.0</text:span></text:p>
      <text:p text:style-name="P5"><text:span text:style-name="T2">top</text:span><text:span text:style-name="T1"><text:tab/>= 1.0 / </text:span><text:span text:style-name="T2">frameaspect</text:span></text:p>
      <text:p text:style-name="P5"><text:span text:style-name="T2">bottom</text:span><text:span text:style-name="T1"><text:tab/>= -1.0 / </text:span><text:span text:style-name="T2">frameaspect</text:span></text:p>
      <text:h text:style-name="P2" text:outline-level="2">The Camera to Screen Projection</text:h>
      <text:h text:style-name="Heading_20_3" text:outline-level="3"><text:span text:style-name="T2">RiProjection</text:span><text:span text:style-name="T1">(RtToken </text:span><text:span text:style-name="T2">name</text:span><text:span text:style-name="T1">, …): Appends a projection matrix to the current transformation matrix to get the camera to screen projection.</text:span></text:h>
      <text:p text:style-name="Parameter">name:<text:tab/><text:span text:style-name="T10">Type of the projection: “</text:span><text:span text:style-name="T12">orthographic</text:span><text:span text:style-name="T10">” (default), “</text:span><text:span text:style-name="T12">perspective</text:span><text:span text:style-name="T10">”, “</text:span><text:span text:style-name="T12">null</text:span><text:span text:style-name="T10">”.</text:span></text:p>
      <text:p text:style-name="P3"/>
      <text:p text:style-name="Standard"><text:span text:style-name="T1">The parameter list can contain an optional “</text:span><text:span text:style-name="T13">fov</text:span><text:span text:style-name="T1">” [</text:span><text:span text:style-name="T6">RtFloat</text:span><text:span text:style-name="T1">] parameter (&gt; 0, &lt; 180.0) for the field of view of the “</text:span><text:span text:style-name="T13">perspective</text:span><text:span text:style-name="T1">” projection. The field of view will be used to calculate the distance of the viewing plane to the camera. If the fov is set by the user, the viewing plane is moved appropriately in z, in a way that fov matches the -1 to 1 square in screen coordinates: distance = 1 / tan(fov/2). The default is 90 degree for fov, that's a distance of 1 unit. The screen window is than positioned on that plane. The angle of the rays from viewing point through the edges of the screen window may be another angle than the one given by fov.</text:span></text:p>
      <text:p text:style-name="Standard"><text:span text:style-name="T1">The orthographic projection simply uses the screen coordinates for viewing. The near clipping plane is projected to z = 0.0, the far clipping plane is projected to the distance 1.0. You can use the “</text:span><text:span text:style-name="T14">null</text:span><text:span text:style-name="T1">” projection to use the CTM as projection matrix. The default projection is “</text:span><text:span text:style-name="T14">orthographic</text:span><text:span text:style-name="T1">”. The CTM is reseted to identity for camera placement after work is done.</text:span></text:p>
      <text:h text:style-name="Heading_20_3" text:outline-level="3"><text:span text:style-name="T2">RiClipping</text:span><text:span text:style-name="T1">(RtFloat </text:span><text:span text:style-name="T2">near</text:span><text:span text:style-name="T1">, RtFloat </text:span><text:span text:style-name="T2">far</text:span><text:span text:style-name="T1">): Sets the near and far clipping planes (“camera” space).</text:span></text:h>
      <text:p text:style-name="P3">The near clipping plane must be in front of the viewing point. The default values are RI_EPSILON for the near and RI_INFINITY for the far clipping plane. If possible, you should take more reasonable values. Put the near clipping farer away relaxes the problem of the maximum eye splits in REYES, a nearer far clipping plane may result in a better resolution for depth values.</text:p>
      <text:h text:style-name="P2" text:outline-level="2">Calculating the ranges</text:h>
      <text:p text:style-name="Standard"><text:span text:style-name="T1">Since options can be written in any order, the ranges for raster space and screen window can be calculated late at </text:span><text:span text:style-name="T6">RiWorldBegin</text:span><text:span text:style-name="T1">. </text:span></text:p>
      <text:p text:style-name="P3"/>
      <text:p text:style-name="P14">// Pseudo code to get the display options</text:p>
      <text:p text:style-name="P12"/>
      <text:p text:style-name="P11"><text:span text:style-name="T1">origin</text:span><text:span text:style-name="T16">out</text:span><text:span text:style-name="T1"> = {0, 0};</text:span></text:p>
      <text:p text:style-name="P11"><text:span text:style-name="T1">xres</text:span><text:span text:style-name="T16">out</text:span><text:span text:style-name="T1"> = 512;</text:span></text:p>
      <text:p text:style-name="P11"><text:span text:style-name="T1">yres</text:span><text:span text:style-name="T16">out</text:span><text:span text:style-name="T1"> = 384;</text:span></text:p>
      <text:p text:style-name="P11"><text:span text:style-name="T1">pixelaspect</text:span><text:span text:style-name="T16">out</text:span><text:span text:style-name="T1"> = 1.0;</text:span></text:p>
      <text:p text:style-name="P12"/>
      <text:p text:style-name="P11"><text:span text:style-name="T6">if</text:span><text:span text:style-name="T1"> ( </text:span><text:span text:style-name="T3">RiDisplay has been called</text:span><text:span text:style-name="T1"> ) {</text:span></text:p>
      <text:p text:style-name="P11"><text:span text:style-name="T1"><text:tab/></text:span><text:span text:style-name="T6">if</text:span><text:span text:style-name="T1"> ( </text:span><text:span text:style-name="T3">display got standard ranges</text:span><text:span text:style-name="T1"> ) {</text:span></text:p>
      <text:p text:style-name="P11"><text:span text:style-name="T1"><text:tab/><text:tab/>xres</text:span><text:span text:style-name="T16">out</text:span><text:span text:style-name="T1"> = </text:span><text:span text:style-name="T3">width_of_display</text:span><text:span text:style-name="T1">;</text:span></text:p>
      <text:p text:style-name="P11"><text:span text:style-name="T1"><text:tab/><text:tab/>yres</text:span><text:span text:style-name="T16">out</text:span><text:span text:style-name="T1"> = </text:span><text:span text:style-name="T3">height_of_display</text:span><text:span text:style-name="T1">;</text:span></text:p>
      <text:p text:style-name="P12"><text:tab/>}</text:p>
      <text:p text:style-name="P11"><text:span text:style-name="T1"><text:tab/></text:span><text:span text:style-name="T6">if</text:span><text:span text:style-name="T1"> ( </text:span><text:span text:style-name="T3">display got standard pixel aspect ratio</text:span><text:span text:style-name="T1"> ) {</text:span></text:p>
      <text:p text:style-name="P11"><text:span text:style-name="T1"><text:tab/><text:tab/>pixelaspect</text:span><text:span text:style-name="T16">out</text:span><text:span text:style-name="T1"> = </text:span><text:span text:style-name="T3">pixel_aspect_ratio_of_display</text:span><text:span text:style-name="T1">;</text:span></text:p>
      <text:p text:style-name="P12"><text:tab/>}</text:p>
      <text:p text:style-name="P11"><text:span text:style-name="T1"><text:tab/></text:span><text:span text:style-name="T6">if</text:span><text:span text:style-name="T1"> ( </text:span><text:span text:style-name="T3">origen parameter is available</text:span><text:span text:style-name="T1"> ) {</text:span></text:p>
      <text:p text:style-name="P11"><text:span text:style-name="T1"><text:tab/><text:tab/>origin</text:span><text:span text:style-name="T16">out</text:span><text:span text:style-name="T1"> = </text:span><text:span text:style-name="T3">origin_of_display</text:span><text:span text:style-name="T1">;</text:span></text:p>
      <text:p text:style-name="P12"><text:tab/>}</text:p>
      <text:p text:style-name="P12">}</text:p>
      <text:p text:style-name="P13"/>
      <text:p text:style-name="P11"><text:span text:style-name="T6">if</text:span><text:span text:style-name="T1"> ( </text:span><text:span text:style-name="T3">RiFrame has been called</text:span><text:span text:style-name="T1"> ) {</text:span></text:p>
      <text:p text:style-name="P11"><text:span text:style-name="T1"><text:tab/>xres</text:span><text:span text:style-name="T16">out</text:span><text:span text:style-name="T1"> = xres</text:span><text:span text:style-name="T3">_of_RiFrame;</text:span></text:p>
      <text:p text:style-name="P11"><text:span text:style-name="T1"><text:tab/>yres</text:span><text:span text:style-name="T16">out</text:span><text:span text:style-name="T1"> = y</text:span><text:span text:style-name="T3">res_of_RiFrame</text:span><text:span text:style-name="T1">;</text:span></text:p>
      <text:p text:style-name="P11"><text:span text:style-name="T1"><text:tab/></text:span><text:span text:style-name="T6">if</text:span><text:span text:style-name="T1"> ( </text:span><text:span text:style-name="T3">pixelaspect_of_RiFrame &gt; 0</text:span><text:span text:style-name="T1"> ) {</text:span></text:p>
      <text:p text:style-name="P11"><text:span text:style-name="T1"><text:tab/><text:tab/>pixelaspect</text:span><text:span text:style-name="T16">out</text:span><text:span text:style-name="T1"> = </text:span><text:span text:style-name="T3">pixelaspect_of_RiFrame</text:span><text:span text:style-name="T1">;</text:span></text:p>
      <text:p text:style-name="P12"><text:tab/>}</text:p>
      <text:p text:style-name="P12">}</text:p>
      <text:p text:style-name="P12"/>
      <text:p text:style-name="P11"><text:span text:style-name="T1">frameaspect</text:span><text:span text:style-name="T16">out</text:span><text:span text:style-name="T1"> = (RtFloat)xres</text:span><text:span text:style-name="T16">out</text:span><text:span text:style-name="T1">/(RtFloat)yres</text:span><text:span text:style-name="T16">out</text:span><text:span text:style-name="T1">;</text:span></text:p>
      <text:p text:style-name="P12"/>
      <text:p text:style-name="P11"><text:span text:style-name="T6">if</text:span><text:span text:style-name="T1"> ( </text:span><text:span text:style-name="T3">RiFrameAspect has been called</text:span><text:span text:style-name="T1"> ) {</text:span></text:p>
      <text:p text:style-name="P11"><text:span text:style-name="T1"><text:tab/>frameaspect</text:span><text:span text:style-name="T16">out</text:span><text:span text:style-name="T1"> = <text:s/>f</text:span><text:span text:style-name="T3">rameaspect_of_RiFrameAspect;</text:span></text:p>
      <text:p text:style-name="P12">}</text:p>
      <text:p text:style-name="P12"/>
      <text:p text:style-name="P11"><text:span text:style-name="T6">if</text:span><text:span text:style-name="T1"> ( <text:s/>frameaspect</text:span><text:span text:style-name="T16">out</text:span><text:span text:style-name="T1"> &gt;= 1.0 ) {</text:span></text:p>
      <text:p text:style-name="P11"><text:span text:style-name="T1"><text:tab/>left</text:span><text:span text:style-name="T16">out</text:span><text:span text:style-name="T1"> = -frameaspect</text:span><text:span text:style-name="T16">out</text:span><text:span text:style-name="T1">;</text:span></text:p>
      <text:p text:style-name="P11"><text:span text:style-name="T1"><text:tab/>right</text:span><text:span text:style-name="T16">out</text:span><text:span text:style-name="T1"> = frameaspect</text:span><text:span text:style-name="T16">out</text:span><text:span text:style-name="T1">;</text:span></text:p>
      <text:p text:style-name="P11"><text:span text:style-name="T1"><text:tab/>bottom</text:span><text:span text:style-name="T16">out</text:span><text:span text:style-name="T1"> = -1.0;</text:span></text:p>
      <text:p text:style-name="P11"><text:span text:style-name="T1"><text:tab/>top</text:span><text:span text:style-name="T16">out</text:span><text:span text:style-name="T1"> = 1.0;</text:span></text:p>
      <text:p text:style-name="P11"><text:span text:style-name="T1">} </text:span><text:span text:style-name="T6">else</text:span><text:span text:style-name="T1"> {</text:span></text:p>
      <text:p text:style-name="P11"><text:span text:style-name="T1"><text:tab/>left</text:span><text:span text:style-name="T16">out</text:span><text:span text:style-name="T1"> = -1.0;</text:span></text:p>
      <text:p text:style-name="P11"><text:span text:style-name="T1"><text:tab/>right</text:span><text:span text:style-name="T16">out</text:span><text:span text:style-name="T1"> = 1.0</text:span><text:span text:style-name="T1">;</text:span></text:p>
      <text:p text:style-name="P11"><text:span text:style-name="T1"><text:tab/>bottom</text:span><text:span text:style-name="T16">out</text:span><text:span text:style-name="T1"> = -1.0/frameaspect</text:span><text:span text:style-name="T16">out</text:span><text:span text:style-name="T1">;</text:span></text:p>
      <text:p text:style-name="P11"><text:span text:style-name="T1"><text:tab/>top</text:span><text:span text:style-name="T16">out</text:span><text:span text:style-name="T1"> = 1.0/frameaspect</text:span><text:span text:style-name="T16">out</text:span><text:span text:style-name="T1">;</text:span></text:p>
      <text:p text:style-name="P12">}</text:p>
      <text:p text:style-name="P12"/>
      <text:p text:style-name="P11"><text:span text:style-name="T6">if</text:span><text:span text:style-name="T1"> ( </text:span><text:span text:style-name="T3">RiScreenWindow has been called</text:span><text:span text:style-name="T1"> ) {</text:span></text:p>
      <text:p text:style-name="P11"><text:span text:style-name="T1"><text:tab/>left</text:span><text:span text:style-name="T16">out</text:span><text:span text:style-name="T1"> = </text:span><text:span text:style-name="T3">left_of</text:span><text:span text:style-name="T1">_R</text:span><text:span text:style-name="T3">iScreenWindow;</text:span></text:p>
      <text:p text:style-name="P11"><text:span text:style-name="T1"><text:tab/>right</text:span><text:span text:style-name="T16">out</text:span><text:span text:style-name="T1"> = </text:span><text:span text:style-name="T3">right_of</text:span><text:span text:style-name="T1">_</text:span><text:span text:style-name="T3">RiScreenWindow;</text:span></text:p>
      <text:p text:style-name="P11"><text:span text:style-name="T1"><text:tab/>top</text:span><text:span text:style-name="T16">out</text:span><text:span text:style-name="T1"> = </text:span><text:span text:style-name="T3">top_of</text:span><text:span text:style-name="T1">_R</text:span><text:span text:style-name="T3">iScreenWindow</text:span><text:span text:style-name="T1">;</text:span></text:p>
      <text:p text:style-name="P11"><text:span text:style-name="T1"><text:tab/>bottom</text:span><text:span text:style-name="T16">out</text:span><text:span text:style-name="T1"> = </text:span><text:span text:style-name="T3">bottom_of</text:span><text:span text:style-name="T1">_R</text:span><text:span text:style-name="T3">iScreenWindow</text:span><text:span text:style-name="T1">;</text:span></text:p>
      <text:p text:style-name="P12">}</text:p>
      <text:p text:style-name="P12"/>
      <text:p text:style-name="P11"><text:span text:style-name="T1">Projection</text:span><text:span text:style-name="T16">out</text:span><text:span text:style-name="T1"> = “orthographic”;</text:span></text:p>
      <text:p text:style-name="P12">ViewingPlaneDistance<text:span text:style-name="T15">out</text:span> = 1.0;</text:p>
      <text:p text:style-name="P12"/>
      <text:p text:style-name="P11"><text:span text:style-name="T6">if</text:span><text:span text:style-name="T1"> ( </text:span><text:span text:style-name="T3">RiProjection has been called</text:span><text:span text:style-name="T1"> ) {</text:span></text:p>
      <text:p text:style-name="P11"><text:span text:style-name="T1"><text:tab/>Projection</text:span><text:span text:style-name="T16">out</text:span><text:span text:style-name="T1"> = </text:span><text:span text:style-name="T3">projection_of_RiProjection</text:span><text:span text:style-name="T1">;</text:span></text:p>
      <text:p text:style-name="P11"><text:span text:style-name="T1"><text:tab/></text:span><text:span text:style-name="T6">if</text:span><text:span text:style-name="T1"> ( </text:span><text:span text:style-name="T3">projection_of_RiProjection</text:span><text:span text:style-name="T1"> is “perspective” ) {</text:span></text:p>
      <text:p text:style-name="P12"><text:tab/><text:tab/>fov = 90.0;</text:p>
      <text:p text:style-name="P11"><text:span text:style-name="T1"><text:tab/><text:tab/></text:span><text:span text:style-name="T6">if</text:span><text:span text:style-name="T1"> ( </text:span><text:span text:style-name="T3">fov is set by RiProjection</text:span><text:span text:style-name="T1"> ) {</text:span></text:p>
      <text:p text:style-name="P12"><text:tab/><text:tab/><text:tab/>fov = fov of RiProjection;</text:p>
      <text:p text:style-name="P12"><text:tab/><text:tab/>}</text:p>
      <text:p text:style-name="P11"><text:span text:style-name="T21"><text:tab/><text:tab/></text:span><text:span text:style-name="T22">Set </text:span><text:span text:style-name="T23">ViewingPlaneDistance</text:span><text:span text:style-name="T19">out</text:span><text:span text:style-name="T22"> appropriately to fov: 1/tan(fov/2)</text:span><text:span text:style-name="T1">;</text:span></text:p>
      <text:p text:style-name="P12"><text:tab/>}<text:tab/></text:p>
      <text:p text:style-name="P12">}</text:p>
      <text:p text:style-name="P12"/>
      <text:p text:style-name="P11"><text:span text:style-name="T3">Set </text:span><text:span text:style-name="T7">cropwindow</text:span><text:span text:style-name="T17">out</text:span><text:span text:style-name="T3"> to {0,0}, {1, 1}</text:span><text:span text:style-name="T1">;</text:span></text:p>
      <text:p text:style-name="P12"/>
      <text:p text:style-name="P11"><text:span text:style-name="T6">if</text:span><text:span text:style-name="T1"> ( </text:span><text:span text:style-name="T3">RiCropWindow has been called</text:span><text:span text:style-name="T1"> ) {</text:span></text:p>
      <text:p text:style-name="P11"><text:span text:style-name="T1"><text:tab/></text:span><text:span text:style-name="T7">cropwindow</text:span><text:span text:style-name="T17">out</text:span><text:span text:style-name="T3"> = cropwindow_of_RiCropWindow;</text:span></text:p>
      <text:p text:style-name="P12">}</text:p>
      <text:p text:style-name="P12"/>
      <text:p text:style-name="P11"><text:span text:style-name="T3">Set the clipping planes and viewing volume</text:span><text:span text:style-name="T1">;</text:span></text:p>
      <text:p text:style-name="P11"><text:span text:style-name="T3">Calculate the viewing matrices</text:span><text:span text:style-name="T1">;</text:span></text:p>
      <text:h text:style-name="P2" text:outline-level="2">Literature</text:h>
      <text:list text:style-name="L1">
        <text:list-item>
          <text:p text:style-name="P16"><text:span text:style-name="T9">Pixar Animation Studios</text:span>, Pixar's RenderMan Users's Manual <text:span text:style-name="Internet_20_link">https://renderman.pixar.com/forum/docs/RfM_1.0/RenderMan_Manual/users_guide/index.php</text:span></text:p>
        </text:list-item>
        <text:list-item>
          <text:p text:style-name="P16"><text:span text:style-name="T9">Pixar Animation Studios</text:span>, PhotoRealistic RenderMan Application Note #10, The Viewing Transformation <text:span text:style-name="Internet_20_link">https://renderman.pixar.com/forum/docs/RfM_1.0/RenderMan_Manual/AppNotes/appnote.10.php</text:span></text:p>
        </text:list-item>
        <text:list-item>
          <text:p text:style-name="P16"><text:span text:style-name="T9">Upstill, Steve</text:span>: The RenderMan Companion, Addison-Wesley Professional, 1990, ISBN 978-0201508680</text:p>
        </text:list-item>
        <text:list-item>
          <text:p text:style-name="P16"><text:span text:style-name="T9">Apodaca, Anthony A.; Gritz, Larry</text:span>: Advanced RenderMan, Morgan Kaufmann, 1999, ISBN 978-1558606180</text:p>
        </text:list-item>
        <text:list-item>
          <text:p text:style-name="P16"><text:span text:style-name="T9">Raghavachary, Saty</text:span>: Rendering for Beginners, Focal Press, 2004, ISBN 978-0240519357</text:p>
        </text:list-item>
      </text:list>
      <text:p text:style-name="P6"/>
      <text:p text:style-name="P6">RenderMan<text:span text:style-name="T20">®</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1" svg:font-family="'Courier New'" style:font-family-generic="modern"/>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4-23T13:27:53</dc:date>
    <dc:language>de-DE</dc:language>
    <meta:editing-cycles>99</meta:editing-cycles>
    <meta:editing-duration>PT7H17M6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5" meta:paragraph-count="126" meta:word-count="1594" meta:character-count="10158"/>
  </office:meta>
</office:document-meta>
</file>